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162cm" fo:min-width="4.01cm" fo:padding-top="0.142cm" fo:padding-bottom="0.142cm" fo:padding-left="0.267cm" fo:padding-right="0.267cm" style:writing-mode="lr-tb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751cm" fo:min-width="2.542cm" fo:padding-top="0.142cm" fo:padding-bottom="0.142cm" fo:padding-left="0.267cm" fo:padding-right="0.267cm" style:writing-mode="lr-tb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draw:fill="none" draw:fill-color="#ffffff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cm" fo:min-width="2cm" fo:padding-top="0.142cm" fo:padding-bottom="0.142cm" fo:padding-left="0.267cm" fo:padding-right="0.267cm" style:writing-mode="lr-tb"/>
      <style:paragraph-properties style:writing-mode="lr-tb"/>
    </style:style>
    <style:style style:name="gr5" style:family="graphic" style:parent-style-name="Объект_20_без_20_заливки_20_и_20_линий">
      <style:graphic-properties svg:stroke-width="0.035cm" draw:marker-start-width="0.252cm" draw:marker-end-width="0.252cm" draw:textarea-horizontal-align="center" draw:textarea-vertical-align="middle" draw:ole-draw-aspect="1" style:protect="size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5cm" fo:min-width="2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75cm" fo:min-width="4.5cm" fo:padding-top="0.142cm" fo:padding-bottom="0.142cm" fo:padding-left="0.267cm" fo:padding-right="0.267cm" style:writing-mode="lr-tb"/>
      <style:paragraph-properties style:writing-mode="lr-tb"/>
    </style:style>
    <style:style style:name="gr8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5cm" fo:min-width="1.25cm" style:writing-mode="lr-tb"/>
      <style:paragraph-properties style:writing-mode="lr-tb"/>
    </style:style>
    <style:style style:name="gr9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5cm" fo:min-width="1cm" style:writing-mode="lr-tb"/>
      <style:paragraph-properties style:writing-mode="lr-tb"/>
    </style:style>
    <style:style style:name="gr10" style:family="graphic" style:parent-style-name="standard">
      <style:graphic-properties draw:stroke="none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0.75cm" fo:min-width="0.999cm" style:writing-mode="lr-tb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1" draw:marker-end-width="0.352cm" draw:fill="none" draw:fill-color="#ffffff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501cm" fo:min-width="2.542cm" fo:padding-top="0.142cm" fo:padding-bottom="0.142cm" fo:padding-left="0.267cm" fo:padding-right="0.267cm" style:writing-mode="lr-tb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Arrowheads_20_2" draw:marker-end-width="0.352cm" draw:fill="none" draw:fill-color="#ffffff" draw:textarea-vertical-align="middle" fo:padding-top="0.142cm" fo:padding-bottom="0.142cm" fo:padding-left="0.267cm" fo:padding-right="0.267cm"/>
    </style:style>
    <style:style style:name="gr14" style:family="graphic" style:parent-style-name="objectwithoutfill">
      <style:graphic-properties draw:stroke="dash" draw:stroke-dash="Dot" svg:stroke-width="0.035cm" svg:stroke-color="#000000" draw:marker-start-width="0.252cm" draw:marker-end-width="0.252cm" svg:stroke-linecap="butt" draw:fill="none" draw:fill-color="#ffffff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Dot" svg:stroke-width="0.035cm" svg:stroke-color="#000000" draw:marker-start-width="0.252cm" draw:marker-end="Arrowheads_20_3" draw:marker-end-width="0.352cm" svg:stroke-linecap="butt" draw:fill="none" draw:fill-color="#ffffff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-color="#ffffff" draw:opacity="0%" draw:textarea-horizontal-align="justify" draw:textarea-vertical-align="middle" draw:auto-grow-height="false" fo:min-height="0.75cm" fo:min-width="1cm" style:writing-mode="lr-tb"/>
      <style:paragraph-properties style:writing-mode="lr-tb"/>
    </style:style>
    <style:style style:name="P1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2" style:family="paragraph">
      <loext:graphic-properties draw:fill-color="#ffffff"/>
      <style:paragraph-properties fo:text-align="center" style:writing-mode="lr-tb"/>
      <style:text-properties style:font-name="Times New Roman" fo:font-size="16pt" style:font-size-asian="16pt" style:font-size-complex="16pt"/>
    </style:style>
    <style:style style:name="P3" style:family="paragraph">
      <style:paragraph-properties fo:text-align="center"/>
      <style:text-properties style:font-name="Times New Roman" fo:font-size="14pt"/>
    </style:style>
    <style:style style:name="P4" style:family="paragraph">
      <loext:graphic-properties draw:fill-color="#ffffff"/>
      <style:paragraph-properties fo:text-align="center" style:writing-mode="lr-tb"/>
      <style:text-properties style:font-name="Times New Roman" fo:font-size="14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-color="#ffffff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</style:style>
    <style:style style:name="P10" style:family="paragraph">
      <style:paragraph-properties fo:text-align="center"/>
      <style:text-properties style:font-name="Times New Roman" fo:font-size="14pt" style:font-size-asian="14pt" style:font-size-complex="14pt"/>
    </style:style>
    <style:style style:name="P11" style:family="paragraph">
      <loext:graphic-properties draw:fill-color="#ffffff"/>
      <style:paragraph-properties fo:text-align="center" style:writing-mode="lr-tb"/>
      <style:text-properties style:font-name="Times New Roman" fo:font-size="14pt" style:font-size-asian="14pt" style:font-size-complex="14pt"/>
    </style:style>
    <style:style style:name="P12" style:family="paragraph">
      <loext:graphic-properties draw:fill-color="#ffffff" draw:opacity="0%"/>
      <style:paragraph-properties fo:text-align="center" style:writing-mode="lr-tb"/>
      <style:text-properties style:font-name="Times New Roman" fo:font-size="14pt"/>
    </style:style>
    <style:style style:name="P13" style:family="paragraph">
      <style:paragraph-properties fo:text-align="center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P14" style:family="paragraph">
      <loext:graphic-properties draw:fill-color="#ffffff"/>
      <style:paragraph-properties fo:text-align="center" style:writing-mode="lr-tb"/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5cm" svg:height="2cm" svg:x="2cm" svg:y="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4" draw:layer="layout" svg:width="5cm" svg:height="2cm" svg:x="2cm" svg:y="6cm">
          <text:p text:style-name="P3"><text:span text:style-name="T2">Ввод X, Y и 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3" draw:text-style-name="P5" draw:layer="layout" svg:x1="4.5cm" svg:y1="5cm" svg:x2="4.5cm" svg:y2="6cm">
          <text:p/>
        </draw:line>
        <draw:custom-shape draw:style-name="gr4" draw:text-style-name="P6" draw:layer="layout" svg:width="5cm" svg:height="3cm" svg:x="2cm" svg:y="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5" draw:layer="layout" svg:x1="4.5cm" svg:y1="8cm" svg:x2="4.5cm" svg:y2="9cm">
          <text:p/>
        </draw:line>
        <draw:custom-shape draw:style-name="gr4" draw:text-style-name="P7" draw:layer="layout" svg:width="5cm" svg:height="3cm" svg:x="2cm" svg:y="1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3" draw:text-style-name="P5" draw:layer="layout" svg:x1="4.5cm" svg:y1="12cm" svg:x2="4.5cm" svg:y2="13cm">
          <text:p/>
        </draw:line>
        <draw:frame draw:style-name="gr5" draw:text-style-name="P8" draw:layer="layout" svg:width="2.517cm" svg:height="0.513cm" svg:x="3.433cm" svg:y="14.23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4" draw:text-style-name="P7" draw:layer="layout" svg:width="5cm" svg:height="3cm" svg:x="8cm" svg:y="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8" draw:layer="layout" svg:width="1.345cm" svg:height="0.47cm" svg:x="3.905cm" svg:y="10.2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8" draw:layer="layout" svg:width="2.002cm" svg:height="0.47cm" svg:x="9.5cm" svg:y="10.2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6" draw:text-style-name="P9" draw:layer="layout" svg:width="5cm" svg:height="3cm" svg:x="8cm" svg:y="13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8" draw:layer="layout" svg:width="2.073cm" svg:height="0.559cm" svg:x="9.5cm" svg:y="14.2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5" draw:layer="layout" svg:x1="7cm" svg:y1="10.5cm" svg:x2="8cm" svg:y2="10.5cm">
          <text:p/>
        </draw:line>
        <draw:line draw:style-name="gr3" draw:text-style-name="P5" draw:layer="layout" svg:x1="13cm" svg:y1="10.5cm" svg:x2="14cm" svg:y2="10.5cm">
          <text:p/>
        </draw:line>
        <draw:line draw:style-name="gr3" draw:text-style-name="P5" draw:layer="layout" svg:x1="10.5cm" svg:y1="12cm" svg:x2="10.5cm" svg:y2="13cm">
          <text:p/>
        </draw:line>
        <draw:custom-shape draw:style-name="gr7" draw:text-style-name="P11" draw:layer="layout" svg:width="5cm" svg:height="3cm" svg:x="14cm" svg:y="9cm">
          <text:p text:style-name="P10"><text:span text:style-name="T3">Вычисление </text:span><text:span text:style-name="T4">result по формуле 1.3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layer="layout" svg:width="5cm" svg:height="3cm" svg:x="8cm" svg:y="17cm">
          <text:p text:style-name="P10"><text:span text:style-name="T3">Вычисление </text:span><text:span text:style-name="T4">result по формуле 1.2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1" draw:layer="layout" svg:width="5cm" svg:height="3cm" svg:x="2cm" svg:y="17cm">
          <text:p text:style-name="P10"><text:span text:style-name="T3">Вычисление </text:span><text:span text:style-name="T4">result по формуле 1.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5" draw:layer="layout" svg:x1="4.5cm" svg:y1="16cm" svg:x2="4.5cm" svg:y2="17cm">
          <text:p/>
        </draw:line>
        <draw:line draw:style-name="gr3" draw:text-style-name="P5" draw:layer="layout" svg:x1="10.5cm" svg:y1="16cm" svg:x2="10.5cm" svg:y2="17cm">
          <text:p/>
        </draw:line>
        <draw:custom-shape draw:style-name="gr8" draw:text-style-name="P12" draw:layer="layout" svg:width="1.75cm" svg:height="1cm" svg:x="10.5cm" svg:y="12cm">
          <text:p text:style-name="P3"><text:span text:style-name="T2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1.75cm" svg:height="1cm" svg:x="4.5cm" svg:y="16cm">
          <text:p text:style-name="P3"><text:span text:style-name="T2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1.75cm" svg:height="1cm" svg:x="4.5cm" svg:y="12cm">
          <text:p text:style-name="P3"><text:span text:style-name="T2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2" draw:layer="layout" svg:width="1.75cm" svg:height="1cm" svg:x="10.5cm" svg:y="16cm">
          <text:p text:style-name="P3"><text:span text:style-name="T2">Д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draw:layer="layout" svg:width="1.5cm" svg:height="1cm" svg:x="12.75cm" svg:y="9.75cm">
          <text:p text:style-name="P3"><text:span text:style-name="T2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2" draw:layer="layout" svg:width="1.499cm" svg:height="1cm" svg:x="6.751cm" svg:y="9.75cm">
          <text:p text:style-name="P3"><text:span text:style-name="T2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5" draw:layer="layout" svg:x1="4.5cm" svg:y1="20cm" svg:x2="4.5cm" svg:y2="23.5cm">
          <text:p/>
        </draw:line>
        <draw:line draw:style-name="gr3" draw:text-style-name="P5" draw:layer="layout" svg:x1="8.5cm" svg:y1="23.5cm" svg:x2="4.5cm" svg:y2="23.5cm">
          <text:p/>
        </draw:line>
        <draw:line draw:style-name="gr3" draw:text-style-name="P5" draw:layer="layout" svg:x1="10.5cm" svg:y1="20cm" svg:x2="10.5cm" svg:y2="22.25cm">
          <text:p/>
        </draw:line>
        <draw:line draw:style-name="gr3" draw:text-style-name="P5" draw:layer="layout" svg:x1="16.5cm" svg:y1="12cm" svg:x2="16.5cm" svg:y2="23.5cm">
          <text:p/>
        </draw:line>
        <draw:custom-shape draw:style-name="gr1" draw:text-style-name="P14" draw:layer="layout" svg:width="5cm" svg:height="2cm" svg:x="8cm" svg:y="26.25cm">
          <text:p text:style-name="P13"><text:span text:style-name="T5">Конец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5" draw:layer="layout" svg:x1="10.5cm" svg:y1="25cm" svg:x2="10.5cm" svg:y2="26.25cm">
          <text:p/>
        </draw:line>
        <draw:line draw:style-name="gr3" draw:text-style-name="P5" draw:layer="layout" svg:x1="2cm" svg:y1="14.5cm" svg:x2="1.5cm" svg:y2="14.5cm">
          <text:p/>
        </draw:line>
        <draw:line draw:style-name="gr3" draw:text-style-name="P5" draw:layer="layout" svg:x1="1.5cm" svg:y1="14.5cm" svg:x2="1.5cm" svg:y2="4cm">
          <text:p/>
        </draw:line>
        <draw:line draw:style-name="gr11" draw:text-style-name="P5" draw:layer="layout" svg:x1="1.5cm" svg:y1="4cm" svg:x2="2cm" svg:y2="4cm">
          <text:p/>
        </draw:line>
        <draw:custom-shape draw:style-name="gr12" draw:text-style-name="P4" draw:layer="layout" svg:width="5cm" svg:height="2.75cm" svg:x="8cm" svg:y="22.25cm">
          <text:p text:style-name="P3"><text:span text:style-name="T2">Вывод resu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13" draw:text-style-name="P5" draw:layer="layout" svg:x1="16.5cm" svg:y1="23.5cm" svg:x2="12.5cm" svg:y2="23.5cm">
          <text:p/>
        </draw:line>
        <draw:line draw:style-name="gr14" draw:text-style-name="P5" draw:layer="layout" svg:x1="13cm" svg:y1="14.5cm" svg:x2="19.5cm" svg:y2="14.5cm">
          <text:p/>
        </draw:line>
        <draw:line draw:style-name="gr14" draw:text-style-name="P5" draw:layer="layout" svg:x1="19.5cm" svg:y1="14.5cm" svg:x2="19.5cm" svg:y2="4cm">
          <text:p/>
        </draw:line>
        <draw:line draw:style-name="gr15" draw:text-style-name="P5" draw:layer="layout" svg:x1="19.5cm" svg:y1="4cm" svg:x2="7cm" svg:y2="4cm">
          <text:p/>
        </draw:line>
        <draw:custom-shape draw:style-name="gr2" draw:text-style-name="P4" draw:layer="layout" svg:width="5cm" svg:height="2cm" svg:x="2.001cm" svg:y="6.001cm">
          <text:p text:style-name="P3"><text:span text:style-name="T2">Ввод X, Y и 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4" draw:layer="layout" svg:width="5cm" svg:height="2cm" svg:x="2.001cm" svg:y="6.001cm">
          <text:p text:style-name="P3"><text:span text:style-name="T2">Ввод X, Y и Z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12" draw:layer="layout" svg:width="1.5cm" svg:height="1cm" svg:x="12.75cm" svg:y="13.5cm">
          <text:p text:style-name="P3"><text:span text:style-name="T2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draw:layer="layout" svg:width="1.5cm" svg:height="1cm" svg:x="1cm" svg:y="14.5cm">
          <text:p text:style-name="P3"><text:span text:style-name="T2">Нет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Стили_20_стрелок_20_1" draw:display-name="Стили стрелок 1" svg:viewBox="0 0 20 20" svg:d="M0 20l10-20 10 20z"/>
    <draw:stroke-dash draw:name="Dash" draw:style="rect" draw:dots1="1" draw:dots1-length="300%" draw:distance="100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4T22:14:59.505000000</meta:creation-date>
    <dc:date>2023-10-21T16:16:50.568477422</dc:date>
    <meta:editing-duration>PT14M29S</meta:editing-duration>
    <meta:editing-cycles>3</meta:editing-cycles>
    <meta:generator>LibreOffice/7.5.5.2$MacOSX_X86_64 LibreOffice_project/ca8fe7424262805f223b9a2334bc7181abbcbf5e</meta:generator>
    <meta:document-statistic meta:object-count="45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row>
              <mo fence="true" form="prefix" stretchy="true">|</mo>
              <mrow>
                <mrow>
                  <mi>Y</mi>
                  <mo stretchy="false">⋅</mo>
                  <mi>Z</mi>
                </mrow>
              </mrow>
              <mo fence="true" form="postfix" stretchy="true">|</mo>
            </mrow>
          </mrow>
        </mrow>
        <mo fence="true" form="postfix" stretchy="false">)</mo>
      </mrow>
      <mo stretchy="false">&gt;</mo>
      <mn>0</mn>
    </mrow>
    <annotation encoding="StarMath 5.0">( X + abs{Y cdot Z} ) &gt; 0


</annotation>
  </semantics>
</math>
</file>

<file path=Object 2/content.xml><?xml version="1.0" encoding="utf-8"?>
<math xmlns="http://www.w3.org/1998/Math/MathML" display="block">
  <semantics>
    <mrow>
      <mi>Y</mi>
      <mo stretchy="false">&lt;</mo>
      <mrow>
        <mo stretchy="false">−</mo>
        <mn>3</mn>
      </mrow>
    </mrow>
    <annotation encoding="StarMath 5.0">Y &lt; -3

</annotation>
  </semantics>
</math>
</file>

<file path=Object 3/content.xml><?xml version="1.0" encoding="utf-8"?>
<math xmlns="http://www.w3.org/1998/Math/MathML" display="block">
  <semantics>
    <mrow>
      <mrow>
        <mo stretchy="false">−</mo>
        <mn>3</mn>
      </mrow>
      <mo stretchy="false">≤</mo>
      <mi>Y</mi>
      <mo stretchy="false">≤</mo>
      <mn>1</mn>
    </mrow>
    <annotation encoding="StarMath 5.0">-3  &lt;= Y &lt;= 1</annotation>
  </semantics>
</math>
</file>

<file path=Object 4/content.xml><?xml version="1.0" encoding="utf-8"?>
<math xmlns="http://www.w3.org/1998/Math/MathML" display="block">
  <semantics>
    <mrow>
      <mrow>
        <mo fence="true" form="prefix" stretchy="false">(</mo>
        <mrow>
          <mrow>
            <msup>
              <mi>X</mi>
              <mn>2</mn>
            </msup>
            <mo stretchy="false">+</mo>
            <mi>Z</mi>
          </mrow>
        </mrow>
        <mo fence="true" form="postfix" stretchy="false">)</mo>
      </mrow>
      <mo stretchy="false">&gt;</mo>
      <mn>0</mn>
    </mrow>
    <annotation encoding="StarMath 5.0">( X^2 + Z ) &gt; 0</annotation>
  </semantics>
</math>
</file>